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color="#3a3935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r kulki</text:p>
          </table:table-cell>
          <table:table-cell office:value-type="string">
            <text:p>średnica</text:p>
          </table:table-cell>
          <table:table-cell office:value-type="string">
            <text:p>masa</text:p>
          </table:table-cell>
          <table:table-cell office:value-type="string">
            <text:p>czas</text:p>
          </table:table-cell>
          <table:table-cell/>
          <table:table-cell office:value-type="string">
            <text:p>temp1</text:p>
          </table:table-cell>
          <table:table-cell office:value-type="string">
            <text:p>temp2</text:p>
          </table:table-cell>
          <table:table-cell office:value-type="string">
            <text:p>temp3</text:p>
          </table:table-cell>
          <table:table-cell office:value-type="string">
            <text:p>Lepkość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021">
            <text:p>0,0021</text:p>
          </table:table-cell>
          <table:table-cell office:value-type="float" office:value="0.000152">
            <text:p>0,000152</text:p>
          </table:table-cell>
          <table:table-cell office:value-type="float" office:value="4.13">
            <text:p>4,13</text:p>
          </table:table-cell>
          <table:table-cell/>
          <table:table-cell table:formula="of:=9.8*([.D3]-((4/3)*3.14*([.C3]^3)*1260))" office:value-type="float" office:value="0.00101083445344">
            <text:p>0,00101083445344</text:p>
          </table:table-cell>
          <table:table-cell table:formula="of:=[.G3]/(6*3.14*[.C3])" office:value-type="float" office:value="0.0255493492427459">
            <text:p>0,0255493492427459</text:p>
          </table:table-cell>
          <table:table-cell table:formula="of:=[.H3]*([.E3]/0.47)" office:value-type="float" office:value="0.224508111430938">
            <text:p>0,224508111430938</text:p>
          </table:table-cell>
          <table:table-cell table:formula="of:=[.I3]*(1/(1+(2.4*([.C3]/0.025))))" office:value-type="float" office:value="0.186840971563696">
            <text:p>0,18684097156369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022">
            <text:p>0,0022</text:p>
          </table:table-cell>
          <table:table-cell office:value-type="float" office:value="0.000179">
            <text:p>0,000179</text:p>
          </table:table-cell>
          <table:table-cell office:value-type="float" office:value="3.85">
            <text:p>3,85</text:p>
          </table:table-cell>
          <table:table-cell/>
          <table:table-cell table:formula="of:=9.8*([.D4]-((4/3)*3.14*([.C4]^3)*1260))" office:value-type="float" office:value="0.00120373076992">
            <text:p>0,00120373076992</text:p>
          </table:table-cell>
          <table:table-cell table:formula="of:=[.G4]/(6*3.14*[.C4])" office:value-type="float" office:value="0.0290419506350125">
            <text:p>0,0290419506350125</text:p>
          </table:table-cell>
          <table:table-cell table:formula="of:=[.H4]*([.E4]/0.47)" office:value-type="float" office:value="0.237896829669784">
            <text:p>0,237896829669784</text:p>
          </table:table-cell>
          <table:table-cell table:formula="of:=[.I4]*(1/(1+(2.4*([.C4]/0.025))))" office:value-type="float" office:value="0.196414159238593">
            <text:p>0,19641415923859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02">
            <text:p>0,002</text:p>
          </table:table-cell>
          <table:table-cell office:value-type="float" office:value="0.000138">
            <text:p>0,000138</text:p>
          </table:table-cell>
          <table:table-cell office:value-type="float" office:value="4.45">
            <text:p>4,45</text:p>
          </table:table-cell>
          <table:table-cell/>
          <table:table-cell table:formula="of:=9.8*([.D5]-(4/3*3.14*([.C5]^3)*1260))" office:value-type="float" office:value="0.00093882432">
            <text:p>0,00093882432</text:p>
          </table:table-cell>
          <table:table-cell table:formula="of:=[.G5]/(6*3.14*[.C5])" office:value-type="float" office:value="0.0249157197452229">
            <text:p>0,0249157197452229</text:p>
          </table:table-cell>
          <table:table-cell table:formula="of:=[.H5]*([.E5]/0.47)" office:value-type="float" office:value="0.235904155034558">
            <text:p>0,235904155034558</text:p>
          </table:table-cell>
          <table:table-cell table:formula="of:=[.I5]*(1/(1+(2.4*([.C5]/0.025))))" office:value-type="float" office:value="0.197906170331005">
            <text:p>0,19790617033100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021">
            <text:p>0,0021</text:p>
          </table:table-cell>
          <table:table-cell office:value-type="float" office:value="0.000172">
            <text:p>0,000172</text:p>
          </table:table-cell>
          <table:table-cell office:value-type="float" office:value="3.98">
            <text:p>3,98</text:p>
          </table:table-cell>
          <table:table-cell/>
          <table:table-cell table:formula="of:=9.8*([.D6]-(4/3*3.14*([.C6]^3)*1260))" office:value-type="float" office:value="0.00120683445344">
            <text:p>0,00120683445344</text:p>
          </table:table-cell>
          <table:table-cell table:formula="of:=[.G6]/(6*3.14*[.C6])" office:value-type="float" office:value="0.0305033478273177">
            <text:p>0,0305033478273177</text:p>
          </table:table-cell>
          <table:table-cell table:formula="of:=[.H6]*([.E6]/0.47)" office:value-type="float" office:value="0.258304945431329">
            <text:p>0,258304945431329</text:p>
          </table:table-cell>
          <table:table-cell table:formula="of:=[.I6]*(1/(1+(2.4*([.C6]/0.025))))" office:value-type="float" office:value="0.214967497862291">
            <text:p>0,21496749786229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0215">
            <text:p>0,00215</text:p>
          </table:table-cell>
          <table:table-cell office:value-type="float" office:value="0.000159">
            <text:p>0,000159</text:p>
          </table:table-cell>
          <table:table-cell office:value-type="float" office:value="4.11">
            <text:p>4,11</text:p>
          </table:table-cell>
          <table:table-cell/>
          <table:table-cell table:formula="of:=9.8*([.D7]-(4/3*3.14*([.C7]^3)*1260))" office:value-type="float" office:value="0.00104441622516">
            <text:p>0,00104441622516</text:p>
          </table:table-cell>
          <table:table-cell table:formula="of:=[.G7]/(6*3.14*[.C7])" office:value-type="float" office:value="0.0257842350555473">
            <text:p>0,0257842350555473</text:p>
          </table:table-cell>
          <table:table-cell table:formula="of:=[.H7]*([.E7]/0.47)" office:value-type="float" office:value="0.225474906549573">
            <text:p>0,225474906549573</text:p>
          </table:table-cell>
          <table:table-cell table:formula="of:=[.I7]*(1/(1+(2.4*([.C7]/0.025))))" office:value-type="float" office:value="0.186898960999315">
            <text:p>0,1868989609993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0205">
            <text:p>0,00205</text:p>
          </table:table-cell>
          <table:table-cell office:value-type="float" office:value="0.00014">
            <text:p>0,00014</text:p>
          </table:table-cell>
          <table:table-cell office:value-type="float" office:value="4.45">
            <text:p>4,45</text:p>
          </table:table-cell>
          <table:table-cell/>
          <table:table-cell table:formula="of:=9.8*([.D8]-(4/3*3.14*([.C8]^3)*1260))" office:value-type="float" office:value="0.00092662422748">
            <text:p>0,00092662422748</text:p>
          </table:table-cell>
          <table:table-cell table:formula="of:=[.G8]/(6*3.14*[.C8])" office:value-type="float" office:value="0.0239921347283931">
            <text:p>0,0239921347283931</text:p>
          </table:table-cell>
          <table:table-cell table:formula="of:=[.H8]*([.E8]/0.47)" office:value-type="float" office:value="0.227159573492233">
            <text:p>0,227159573492233</text:p>
          </table:table-cell>
          <table:table-cell table:formula="of:=[.I8]*(1/(1+(2.4*([.C8]/0.025))))" office:value-type="float" office:value="0.189805793359152">
            <text:p>0,18980579335915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00217">
            <text:p>0,00217</text:p>
          </table:table-cell>
          <table:table-cell office:value-type="float" office:value="0.000163">
            <text:p>0,000163</text:p>
          </table:table-cell>
          <table:table-cell office:value-type="float" office:value="4.16">
            <text:p>4,16</text:p>
          </table:table-cell>
          <table:table-cell/>
          <table:table-cell table:formula="of:=9.8*([.D9]-(4/3*3.14*([.C9]^3)*1260))" office:value-type="float" office:value="0.00106914428157152">
            <text:p>0,00106914428157152</text:p>
          </table:table-cell>
          <table:table-cell table:formula="of:=[.G9]/(6*3.14*[.C9])" office:value-type="float" office:value="0.0261514446557359">
            <text:p>0,0261514446557359</text:p>
          </table:table-cell>
          <table:table-cell table:formula="of:=[.H9]*([.E9]/0.47)" office:value-type="float" office:value="0.231468105889067">
            <text:p>0,231468105889067</text:p>
          </table:table-cell>
          <table:table-cell table:formula="of:=[.I9]*(1/(1+(2.4*([.C9]/0.025))))" office:value-type="float" office:value="0.191561925557027">
            <text:p>0,19156192555702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0215">
            <text:p>0,00215</text:p>
          </table:table-cell>
          <table:table-cell office:value-type="float" office:value="0.000158">
            <text:p>0,000158</text:p>
          </table:table-cell>
          <table:table-cell office:value-type="float" office:value="4.22">
            <text:p>4,22</text:p>
          </table:table-cell>
          <table:table-cell/>
          <table:table-cell table:formula="of:=9.8*([.D10]-(4/3*3.14*([.C10]^3)*1260))" office:value-type="float" office:value="0.00103461622516">
            <text:p>0,00103461622516</text:p>
          </table:table-cell>
          <table:table-cell table:formula="of:=[.G10]/(6*3.14*[.C10])" office:value-type="float" office:value="0.0255422955897892">
            <text:p>0,0255422955897892</text:p>
          </table:table-cell>
          <table:table-cell table:formula="of:=[.H10]*([.E10]/0.47)" office:value-type="float" office:value="0.229337207210447">
            <text:p>0,229337207210447</text:p>
          </table:table-cell>
          <table:table-cell table:formula="of:=[.I10]*(1/(1+(2.4*([.C10]/0.025))))" office:value-type="float" office:value="0.190100470167811">
            <text:p>0,19010047016781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003">
            <text:p>0,003</text:p>
          </table:table-cell>
          <table:table-cell office:value-type="float" office:value="0.00018">
            <text:p>0,00018</text:p>
          </table:table-cell>
          <table:table-cell office:value-type="float" office:value="3.98">
            <text:p>3,98</text:p>
          </table:table-cell>
          <table:table-cell/>
          <table:table-cell table:formula="of:=9.8*([.D11]-(4/3*3.14*([.C11]^3)*1260))" office:value-type="float" office:value="0.00036818208">
            <text:p>0,00036818208</text:p>
          </table:table-cell>
          <table:table-cell table:formula="of:=[.G11]/(6*3.14*[.C11])" office:value-type="float" office:value="0.00651419108280255">
            <text:p>0,00651419108280255</text:p>
          </table:table-cell>
          <table:table-cell table:formula="of:=[.H11]*([.E11]/0.47)" office:value-type="float" office:value="0.0551627244884131">
            <text:p>0,0551627244884131</text:p>
          </table:table-cell>
          <table:table-cell table:formula="of:=[.I11]*(1/(1+(2.4*([.C11]/0.025))))" office:value-type="float" office:value="0.0428282022425567">
            <text:p>0,042828202242556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215">
            <text:p>0,00215</text:p>
          </table:table-cell>
          <table:table-cell office:value-type="float" office:value="0.000123">
            <text:p>0,000123</text:p>
          </table:table-cell>
          <table:table-cell office:value-type="float" office:value="4.93">
            <text:p>4,93</text:p>
          </table:table-cell>
          <table:table-cell/>
          <table:table-cell table:formula="of:=9.8*([.D12]-(4/3*3.14*([.C12]^3)*1260))" office:value-type="float" office:value="0.00069161622516">
            <text:p>0,00069161622516</text:p>
          </table:table-cell>
          <table:table-cell table:formula="of:=[.G12]/(6*3.14*[.C12])" office:value-type="float" office:value="0.0170744142882536">
            <text:p>0,0170744142882536</text:p>
          </table:table-cell>
          <table:table-cell table:formula="of:=[.H12]*([.E12]/0.47)" office:value-type="float" office:value="0.179099707321468">
            <text:p>0,179099707321468</text:p>
          </table:table-cell>
          <table:table-cell table:formula="of:=[.I12]*(1/(1+(2.4*([.C12]/0.025))))" office:value-type="float" office:value="0.148457980206788">
            <text:p>0,148457980206788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średnia:</text:p>
          </table:table-cell>
          <table:table-cell table:style-name="ce2" table:formula="of:=SUM([.J3:.J12])/10" office:value-type="float" office:value="0.174578213152823">
            <text:p>0,174578213152823</text:p>
          </table:table-cell>
        </table:table-row>
        <table:table-row table:style-name="ro1">
          <table:table-cell table:number-columns-repeated="7"/>
          <table:table-cell office:value-type="string">
            <text:p>odchylenie standardowe:</text:p>
          </table:table-cell>
          <table:table-cell/>
          <table:table-cell table:formula="of:=((([.J3]-[.J15])^2+([.J4]-[.J15])^2+([.J5]-[.J15])^2+([.J6]-[.J15])^2+([.J7]-[.J15])^2+([.J8]-[.J15])^2+([.J9]-[.J15])^2+([.J10]-[.J15])^2+([.J11]-[.J15])^2+([.J12]-[.J15])^2)/10)^(1/2)" office:value-type="float" office:value="0.0466434031895928">
            <text:p>0,046643403189592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4.03.2011</text:date>, <text:time>20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zak127 </meta:initial-creator>
    <meta:creation-date>2011-03-11T12:01:12</meta:creation-date>
    <dc:date>2011-03-24T20:51:53</dc:date>
    <dc:creator>kozak127 </dc:creator>
    <meta:editing-duration>PT03H22M28S</meta:editing-duration>
    <meta:editing-cycles>4</meta:editing-cycles>
    <meta:generator>OpenOffice.org/3.2$Linux OpenOffice.org_project/320m12$Build-9483</meta:generator>
    <meta:document-statistic meta:table-count="3" meta:cell-count="92" meta:object-count="0"/>
  </office:meta>
</office:document-meta>
</file>